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P1" style:family="paragraph" style:parent-style-name="Heading_20_3">
      <style:paragraph-properties fo:text-align="center" style:justify-single-word="false"/>
      <style:text-properties fo:font-variant="normal" fo:text-transform="none" fo:color="#000000" loext:opacity="100%" style:text-line-through-style="none" style:text-line-through-type="none" style:font-name="arial" fo:font-size="11pt" fo:font-style="normal" style:text-underline-style="none" fo:font-weight="bold" officeooo:rsid="001e56d8" officeooo:paragraph-rsid="001e56d8" style:text-blinking="false" fo:background-color="transparent"/>
    </style:style>
    <style:style style:name="P2" style:family="paragraph" style:parent-style-name="Text_20_body">
      <style:paragraph-properties fo:margin-left="0.005cm" fo:margin-right="1.138cm" fo:margin-top="0.002cm" fo:margin-bottom="0cm" style:contextual-spacing="false" fo:line-height="120%" fo:text-align="center"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bold" officeooo:rsid="001e56d8" officeooo:paragraph-rsid="001e56d8" style:text-blinking="false" fo:background-color="transparent"/>
    </style:style>
    <style:style style:name="P3" style:family="paragraph" style:parent-style-name="Text_20_body">
      <style:paragraph-properties fo:margin-left="0.002cm" fo:margin-right="1.138cm" fo:margin-top="0.002cm" fo:margin-bottom="0cm" style:contextual-spacing="false" fo:line-height="120%" fo:text-align="center"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style:style>
    <style:style style:name="P4" style:family="paragraph" style:parent-style-name="Text_20_body">
      <style:paragraph-properties fo:margin-left="0.004cm" fo:margin-right="1.138cm" fo:margin-top="0cm" fo:margin-bottom="0cm" style:contextual-spacing="false" fo:line-height="120%" fo:text-align="center"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style:style>
    <style:style style:name="P5" style:family="paragraph" style:parent-style-name="Text_20_body">
      <style:paragraph-properties fo:margin-left="6.077cm" fo:margin-right="7.218cm" fo:margin-top="0cm" fo:margin-bottom="0cm" style:contextual-spacing="false" fo:line-height="120%" fo:text-align="center"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style:style>
    <style:style style:name="P6" style:family="paragraph" style:parent-style-name="Text_20_body">
      <style:paragraph-properties fo:margin-left="0cm" fo:margin-right="1.138cm" fo:margin-top="0cm" fo:margin-bottom="0cm" style:contextual-spacing="false" fo:line-height="120%" fo:text-align="center"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style:style>
    <style:style style:name="P7" style:family="paragraph" style:parent-style-name="Text_20_body">
      <style:paragraph-properties fo:margin-left="4.101cm" fo:margin-right="5.233cm" fo:margin-top="0cm" fo:margin-bottom="0cm" style:contextual-spacing="false" fo:line-height="120%" fo:text-align="center"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style:style>
    <style:style style:name="P8" style:family="paragraph" style:parent-style-name="Standard">
      <style:paragraph-properties fo:text-align="center" style:justify-single-word="false"/>
      <style:text-properties style:font-name="arial"/>
    </style:style>
    <style:style style:name="P9" style:family="paragraph" style:parent-style-name="Text_20_body">
      <style:paragraph-properties fo:text-align="center" style:justify-single-word="false"/>
      <style:text-properties style:font-name="arial"/>
    </style:style>
    <style:style style:name="P10" style:family="paragraph" style:parent-style-name="Standard">
      <style:text-properties style:font-name="arial" fo:font-weight="bold" style:font-weight-asian="bold" style:font-weight-complex="bold"/>
    </style:style>
    <style:style style:name="P11" style:family="paragraph" style:parent-style-name="Standard">
      <style:text-properties style:font-name="arial" fo:font-weight="bold" officeooo:rsid="001cc514" officeooo:paragraph-rsid="001cc514" style:font-weight-asian="bold" style:font-weight-complex="bold"/>
    </style:style>
    <style:style style:name="P12" style:family="paragraph" style:parent-style-name="Standard">
      <style:text-properties style:font-name="arial" fo:font-weight="bold" officeooo:rsid="001d6d71" officeooo:paragraph-rsid="001d6d71" style:font-weight-asian="bold" style:font-weight-complex="bold"/>
    </style:style>
    <style:style style:name="P13" style:family="paragraph" style:parent-style-name="Standard">
      <style:text-properties style:font-name="arial"/>
    </style:style>
    <style:style style:name="P14" style:family="paragraph" style:parent-style-name="Standard">
      <style:text-properties style:font-name="arial" officeooo:paragraph-rsid="001b3878"/>
    </style:style>
    <style:style style:name="P15" style:family="paragraph" style:parent-style-name="Standard">
      <style:text-properties style:font-name="arial" officeooo:paragraph-rsid="001cc514"/>
    </style:style>
    <style:style style:name="P16" style:family="paragraph" style:parent-style-name="Standard">
      <style:text-properties style:font-name="arial" officeooo:rsid="001d6d71" officeooo:paragraph-rsid="001d6d71"/>
    </style:style>
    <style:style style:name="P17" style:family="paragraph" style:parent-style-name="Standard">
      <style:text-properties style:font-name="arial" style:text-underline-style="solid" style:text-underline-width="auto" style:text-underline-color="font-color"/>
    </style:style>
    <style:style style:name="P18" style:family="paragraph" style:parent-style-name="Text_20_body">
      <style:paragraph-properties fo:text-align="center" style:justify-single-word="false"/>
      <style:text-properties style:font-name="arial" fo:font-weight="normal"/>
    </style:style>
    <style:style style:name="P19" style:family="paragraph" style:parent-style-name="Text_20_body">
      <style:text-properties style:font-name="Arial"/>
    </style:style>
    <style:style style:name="P20" style:family="paragraph" style:parent-style-name="Standard" style:list-style-name="L1">
      <style:text-properties style:font-name="arial"/>
    </style:style>
    <style:style style:name="P21" style:family="paragraph" style:parent-style-name="Standard" style:list-style-name="L2">
      <style:text-properties style:font-name="arial"/>
    </style:style>
    <style:style style:name="P22" style:family="paragraph" style:parent-style-name="Standard" style:list-style-name="L3">
      <style:text-properties style:font-name="arial"/>
    </style:style>
    <style:style style:name="P23" style:family="paragraph" style:parent-style-name="Standard" style:list-style-name="L4">
      <style:text-properties style:font-name="arial"/>
    </style:style>
    <style:style style:name="P24" style:family="paragraph" style:parent-style-name="Standard" style:list-style-name="L5">
      <style:text-properties style:font-name="arial"/>
    </style:style>
    <style:style style:name="P25" style:family="paragraph" style:parent-style-name="Standard" style:list-style-name="L6">
      <style:text-properties style:font-name="arial"/>
    </style:style>
    <style:style style:name="P26" style:family="paragraph" style:parent-style-name="Standard" style:list-style-name="L6">
      <style:text-properties style:font-name="arial" officeooo:paragraph-rsid="001b3878"/>
    </style:style>
    <style:style style:name="P27" style:family="paragraph" style:parent-style-name="Standard" style:list-style-name="L7">
      <style:text-properties style:font-name="arial"/>
    </style:style>
    <style:style style:name="P28" style:family="paragraph" style:parent-style-name="Standard" style:list-style-name="L8">
      <style:text-properties style:font-name="arial"/>
    </style:style>
    <style:style style:name="P29" style:family="paragraph" style:parent-style-name="Standard" style:list-style-name="L9">
      <style:text-properties style:font-name="arial"/>
    </style:style>
    <style:style style:name="P30" style:family="paragraph" style:parent-style-name="Standard" style:list-style-name="L10">
      <style:text-properties style:font-name="arial"/>
    </style:style>
    <style:style style:name="P31" style:family="paragraph" style:parent-style-name="Standard" style:list-style-name="L11">
      <style:text-properties style:font-name="arial" officeooo:paragraph-rsid="001cc514"/>
    </style:style>
    <style:style style:name="P32" style:family="paragraph" style:parent-style-name="Standard" style:list-style-name="L12">
      <style:text-properties style:font-name="arial"/>
    </style:style>
    <style:style style:name="P33" style:family="paragraph" style:parent-style-name="Standard" style:list-style-name="L13">
      <style:text-properties style:font-name="arial"/>
    </style:style>
    <style:style style:name="P34" style:family="paragraph" style:parent-style-name="Standard" style:list-style-name="L14">
      <style:text-properties style:font-name="arial"/>
    </style:style>
    <style:style style:name="P35" style:family="paragraph" style:parent-style-name="Standard" style:list-style-name="L15">
      <style:text-properties style:font-name="arial"/>
    </style:style>
    <style:style style:name="P36" style:family="paragraph" style:parent-style-name="Standard" style:list-style-name="L16">
      <style:text-properties style:font-name="arial"/>
    </style:style>
    <style:style style:name="P37" style:family="paragraph" style:parent-style-name="Standard" style:list-style-name="L17">
      <style:text-properties style:font-name="arial"/>
    </style:style>
    <style:style style:name="P38" style:family="paragraph" style:parent-style-name="Standard" style:list-style-name="L18">
      <style:text-properties style:font-name="arial"/>
    </style:style>
    <style:style style:name="P39" style:family="paragraph" style:parent-style-name="Standard" style:list-style-name="L19">
      <style:text-properties style:font-name="arial"/>
    </style:style>
    <style:style style:name="P40" style:family="paragraph" style:parent-style-name="Standard" style:list-style-name="L20">
      <style:text-properties style:font-name="arial"/>
    </style:style>
    <style:style style:name="P41" style:family="paragraph" style:parent-style-name="Standard" style:list-style-name="L21">
      <style:text-properties style:font-name="arial"/>
    </style:style>
    <style:style style:name="P42" style:family="paragraph" style:parent-style-name="Standard" style:list-style-name="L22">
      <style:text-properties style:font-name="arial"/>
    </style:style>
    <style:style style:name="P43" style:family="paragraph" style:parent-style-name="Standard" style:list-style-name="L23">
      <style:text-properties style:font-name="arial"/>
    </style:style>
    <style:style style:name="P44" style:family="paragraph" style:parent-style-name="Standard" style:list-style-name="L24">
      <style:text-properties style:font-name="arial"/>
    </style:style>
    <style:style style:name="P45" style:family="paragraph" style:parent-style-name="Standard" style:list-style-name="L25">
      <style:text-properties style:font-name="arial"/>
    </style:style>
    <style:style style:name="P46" style:family="paragraph" style:parent-style-name="Standard" style:list-style-name="L26">
      <style:text-properties style:font-name="arial"/>
    </style:style>
    <style:style style:name="P47" style:family="paragraph" style:parent-style-name="Text_20_body">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font-weight-asian="bold" style:font-weight-complex="bold"/>
    </style:style>
    <style:style style:name="P48" style:family="paragraph" style:parent-style-name="Text_20_body">
      <style:paragraph-properties fo:margin-left="0cm" fo:margin-right="0cm" fo:margin-top="0cm" fo:margin-bottom="0cm" style:contextual-spacing="false" fo:line-height="120%" fo:text-indent="0cm" style:auto-text-indent="false" style:writing-mode="lr-tb"/>
      <style:text-properties fo:font-variant="normal" fo:text-transform="none" fo:color="#000000" loext:opacity="100%" style:text-line-through-style="none" style:text-line-through-type="none" style:font-name="Arial" fo:font-size="12pt" fo:font-style="normal" style:text-underline-style="none" fo:font-weight="bold" style:text-blinking="false" fo:background-color="transparent"/>
    </style:style>
    <style:style style:name="P49" style:family="paragraph" style:parent-style-name="Text_20_body">
      <style:paragraph-properties fo:margin-left="0cm" fo:margin-right="0cm" fo:margin-top="0cm" fo:margin-bottom="0cm" style:contextual-spacing="false" fo:line-height="120%" fo:text-indent="0cm" style:auto-text-indent="false" style:writing-mode="lr-tb"/>
      <style:text-properties fo:font-variant="normal" fo:text-transform="none" fo:color="#000000" loext:opacity="100%" style:text-line-through-style="none" style:text-line-through-type="none" style:text-underline-style="none" style:text-blinking="false" fo:background-color="transparent"/>
    </style:style>
    <style:style style:name="P50" style:family="paragraph" style:parent-style-name="Text_20_body">
      <style:paragraph-properties fo:margin-left="0cm" fo:margin-right="0cm" fo:margin-top="0cm" fo:margin-bottom="0cm" style:contextual-spacing="false" fo:line-height="120%" fo:text-indent="0cm" style:auto-text-indent="false" style:writing-mode="lr-tb"/>
    </style:style>
    <style:style style:name="T1" style:family="text">
      <style:text-properties fo:font-variant="normal" fo:text-transform="none" fo:color="#000000" loext:opacity="100%" style:text-line-through-style="none" style:text-line-through-type="none" fo:font-size="11pt" fo:font-style="normal" style:text-underline-style="none" fo:font-weight="bold" style:text-blinking="false" fo:background-color="transparent" loext:char-shading-value="0"/>
    </style:style>
    <style:style style:name="T2" style:family="text">
      <style:text-properties fo:font-variant="normal" fo:text-transform="none" fo:color="#000000" loext:opacity="100%" style:text-line-through-style="none" style:text-line-through-type="none" fo:font-size="11pt" fo:font-style="normal" style:text-underline-style="none" fo:font-weight="bold" officeooo:rsid="001e56d8" style:text-blinking="false" fo:background-color="transparent" loext:char-shading-value="0"/>
    </style:style>
    <style:style style:name="T3"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5" style:family="text">
      <style:text-properties fo:font-variant="normal" fo:text-transform="none" fo:color="#000000" loext:opacity="100%" style:text-line-through-style="none" style:text-line-through-type="none" style:font-name="Arial" fo:font-size="12pt" fo:font-style="normal" style:text-underline-style="none" fo:font-weight="bold" style:text-blinking="false" fo:background-color="transparent" loext:char-shading-value="0"/>
    </style:style>
    <style:style style:name="T6" style:family="text">
      <style:text-properties fo:font-weight="normal"/>
    </style:style>
    <style:style style:name="T7" style:family="text">
      <style:text-properties fo:font-weight="normal" style:font-weight-asian="normal" style:font-weight-complex="normal"/>
    </style:style>
    <style:style style:name="T8" style:family="text">
      <style:text-properties officeooo:rsid="001b3878"/>
    </style:style>
    <style:style style:name="T9" style:family="text">
      <style:text-properties officeooo:rsid="001cc514"/>
    </style:style>
    <style:style style:name="T10" style:family="text">
      <style:text-properties fo:font-weight="bold" style:font-weight-asian="bold" style:font-weight-complex="bold"/>
    </style:style>
    <style:style style:name="T11" style:family="text">
      <style:text-properties officeooo:rsid="001d6d71"/>
    </style:style>
    <style:style style:name="T12" style:family="text">
      <style:text-properties officeooo:rsid="001e3f5c"/>
    </style:style>
    <style:style style:name="T13" style:family="text">
      <style:text-properties style:font-name="Arial" fo:font-size="12pt" fo:font-style="normal" fo:font-weight="bol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h text:style-name="P1" text:outline-level="3">INTRODUCCION A FRAMEWORK</text:h>
      <text:p text:style-name="P18"><text:line-break/></text:p>
      <text:p text:style-name="P3">PROYECTO: SOFTWARE PARA LA CREACIÓN DE LA APLICACIÓN “MONITOR DE CONSUMO ELÉCTRICO”</text:p>
      <text:p text:style-name="P18"><text:line-break/><text:line-break/><text:line-break/><text:line-break/><text:line-break/></text:p>
      <text:p text:style-name="P4">INTEGRANTES:</text:p>
      <text:p text:style-name="P5">MIGUEL ANGEL GARCIA ARTUNDUAGA</text:p>
      <text:p text:style-name="P5">JUAN ESTEBAN CORTES</text:p>
      <text:p text:style-name="P18"><text:line-break/><text:line-break/><text:line-break/><text:line-break/><text:line-break/><text:line-break/></text:p>
      <text:p text:style-name="P6">INSTRUCTOR:</text:p>
      <text:p text:style-name="P2">CARLOS CADENA</text:p>
      <text:p text:style-name="P18"><text:line-break/><text:line-break/><text:line-break/><text:line-break/><text:line-break/></text:p>
      <text:p text:style-name="P7">SERVICIO NACIONAL DE APRENDIZAJE – SENA PROGRAMACIÓN DE SOFTWARE – 3145556</text:p>
      <text:p text:style-name="P9"><text:span text:style-name="T6"><text:line-break/><text:line-break/><text:line-break/><text:line-break/><text:line-break/><text:line-break/><text:line-break/></text:span><text:span text:style-name="T1">202</text:span><text:span text:style-name="T2">6</text:span></text:p>
      <text:p text:style-name="P10"><text:soft-page-break/>1. Introducción</text:p>
      <text:p text:style-name="P13">1.1 Objetivo del documento</text:p>
      <text:p text:style-name="P13">El objetivo del presente documento se define como ser el que tiene como fin el establecer la arquitectura, tecnologías, patrones de diseño y estructura del sistema EnergyMonitor basado en los artefactos realizados previamente como por ejemplo el SRS, mockups, modelo de datos e interacciones del sistema. </text:p>
      <text:p text:style-name="P13"/>
      <text:p text:style-name="P13">1.2 Ámbito o alcance</text:p>
      <text:p text:style-name="P19"><text:bookmark text:name="docs-internal-guid-8683113c-7fff-0865-50bd-4040b4369c0e"/><text:span text:style-name="T3">El documento abarca el análisis y diseño de toda la parte frontend web y móvil integrado con la parte backend, el cual va a ser desarrollado en Java utilizando Spring Boot. </text:span><text:span text:style-name="T3"/></text:p>
      <text:p text:style-name="P13">1.3 Relación con el proyecto formativo</text:p>
      <text:p text:style-name="P13">El presente documento será parte del proceso de desarrollo del sistema de monitoreo del consumo eléctrico, el cual va a permitir generar bases técnicas para su implementación.</text:p>
      <text:p text:style-name="P13"/>
      <text:p text:style-name="P10">2. Análisis de Insumos del Proyecto</text:p>
      <text:p text:style-name="P13">2.1. Análisis SRS</text:p>
      <text:p text:style-name="P13">Este sistema está compuesto por un total de 4 grandes módulos: </text:p>
      <text:p text:style-name="P13"/>
      <text:p text:style-name="P13">-RF1. Gestión de usuarios</text:p>
      <text:list text:style-name="L1">
        <text:list-item>
          <text:p text:style-name="P20">Registro, autenticación y login</text:p>
        </text:list-item>
        <text:list-item>
          <text:p text:style-name="P20">Autenticación con redes sociales (con proveedor externo genérico)</text:p>
        </text:list-item>
        <text:list-item>
          <text:p text:style-name="P20">Actualización de perfil</text:p>
        </text:list-item>
        <text:list-item>
          <text:p text:style-name="P20">Recuperación de contraseña</text:p>
        </text:list-item>
        <text:list-item>
          <text:p text:style-name="P20">Eliminación de cuenta</text:p>
        </text:list-item>
      </text:list>
      <text:p text:style-name="P13"><text:span text:style-name="T8">*</text:span>Esto implica:</text:p>
      <text:list text:style-name="L2">
        <text:list-item>
          <text:p text:style-name="P21">Seguridad (JWT, OAuth)</text:p>
        </text:list-item>
        <text:list-item>
          <text:p text:style-name="P21">Validaciones</text:p>
        </text:list-item>
        <text:list-item>
          <text:p text:style-name="P21">Gestión de sesiones</text:p>
        </text:list-item>
      </text:list>
      <text:p text:style-name="P11">JWT: <text:span text:style-name="T7">(JSON Web Token) es un estándar abierto (RFC 7519) que permite transmitir de forma segura y compacta información entre partes en aplicaciones web, móviles o servicios REST. Se utiliza principalmente para autenticación y autorización, permitiendo que un servidor verifique la identidad de un usuario sin necesidad de consultar una base de datos en cada solicitud, gracias a su característica de autenticación sin estado.</text:span></text:p>
      <text:p text:style-name="P11">OAuth: <text:span text:style-name="T7">Open Authorization es un estándar abierto que permite flujos simples de autorización para sitios web o aplicaciones informáticas. Se trata de un protocolo propuesto por Blaine Cook y Chris Messina, que permite autorización segura de una API de modo estándar y simple para aplicaciones de escritorio, móviles y web.</text:span></text:p>
      <text:p text:style-name="P13"/>
      <text:p text:style-name="P13">-RF2. Gestión de proyectos</text:p>
      <text:list text:style-name="L3">
        <text:list-item>
          <text:p text:style-name="P22">Registro de proyectos/hogares</text:p>
        </text:list-item>
        <text:list-item>
          <text:p text:style-name="P22">Asociación de usuarios con dispositivos</text:p>
        </text:list-item>
        <text:list-item>
          <text:p text:style-name="P22">Usuario responsable con permisos avanzados</text:p>
        </text:list-item>
      </text:list>
      <text:p text:style-name="P13"><text:span text:style-name="T8">*</text:span>Esto implica:</text:p>
      <text:list text:style-name="L4">
        <text:list-item>
          <text:p text:style-name="P23">Control de roles</text:p>
        </text:list-item>
        <text:list-item>
          <text:p text:style-name="P23">Relaciones complejas de base de datos</text:p>
        </text:list-item>
      </text:list>
      <text:p text:style-name="P13"/>
      <text:p text:style-name="P13">-RF3. Configuración del sistema</text:p>
      <text:list text:style-name="L5">
        <text:list-item>
          <text:p text:style-name="P24">Umbrales personalizados</text:p>
        </text:list-item>
        <text:list-item>
          <text:p text:style-name="P24">Configuraciones visuales (colores)</text:p>
        </text:list-item>
        <text:list-item>
          <text:p text:style-name="P24">Idioma</text:p>
        </text:list-item>
        <text:list-item>
          <text:p text:style-name="P24">Preferencias de alertas</text:p>
        </text:list-item>
      </text:list>
      <text:p text:style-name="P13"><text:soft-page-break/><text:span text:style-name="T8">*</text:span>Esto implica:</text:p>
      <text:list text:style-name="L6">
        <text:list-item>
          <text:p text:style-name="P25">Persistencia de configuraciones</text:p>
        </text:list-item>
        <text:list-item>
          <text:p text:style-name="P26">Personalización UI</text:p>
        </text:list-item>
      </text:list>
      <text:p text:style-name="P14"/>
      <text:p text:style-name="P13">-RF4. Consumo eléctrico</text:p>
      <text:list text:style-name="L7">
        <text:list-item>
          <text:p text:style-name="P27">Registro automático de consumo</text:p>
        </text:list-item>
        <text:list-item>
          <text:p text:style-name="P27">Visualización (graficas)</text:p>
        </text:list-item>
        <text:list-item>
          <text:p text:style-name="P27">Realización de comparaciones de datos</text:p>
        </text:list-item>
        <text:list-item>
          <text:p text:style-name="P27">Alertas automáticas</text:p>
        </text:list-item>
        <text:list-item>
          <text:p text:style-name="P27">Inteligencia de recomendaciones</text:p>
        </text:list-item>
      </text:list>
      <text:p text:style-name="P13"><text:span text:style-name="T8">*</text:span> Esto implica:</text:p>
      <text:list text:style-name="L8">
        <text:list-item>
          <text:p text:style-name="P28">Gestión de grandes volúmenes de datos</text:p>
        </text:list-item>
        <text:list-item>
          <text:p text:style-name="P28">Procesamiento en tiempo real</text:p>
        </text:list-item>
      </text:list>
      <text:p text:style-name="P13"/>
      <text:p text:style-name="P13">2.2. Análisis del modelado</text:p>
      <text:p text:style-name="P13">Las entidades principales son:</text:p>
      <text:list text:style-name="L9">
        <text:list-item>
          <text:p text:style-name="P29">Usuario</text:p>
        </text:list-item>
        <text:list-item>
          <text:p text:style-name="P29">Proyecto</text:p>
        </text:list-item>
        <text:list-item>
          <text:p text:style-name="P29">Dispositivo</text:p>
        </text:list-item>
        <text:list-item>
          <text:p text:style-name="P29">Medida</text:p>
        </text:list-item>
        <text:list-item>
          <text:p text:style-name="P29">Alerta</text:p>
        </text:list-item>
        <text:list-item>
          <text:p text:style-name="P29">Recomendación</text:p>
        </text:list-item>
        <text:list-item>
          <text:p text:style-name="P29">ConfiguraciónUsuario</text:p>
        </text:list-item>
      </text:list>
      <text:p text:style-name="P13"/>
      <text:p text:style-name="P13">La relación clave es la siguiente:</text:p>
      <text:p text:style-name="P13">Usuario ↔ Proyecto ↔ Dispositivo</text:p>
      <text:p text:style-name="P13">Dispositivo → Medida → Alertas</text:p>
      <text:p text:style-name="P13"/>
      <text:p text:style-name="P13">2.3. Análisis de mockups</text:p>
      <text:p text:style-name="P13">Pantallas identificadas:</text:p>
      <text:list text:style-name="L10">
        <text:list-item>
          <text:p text:style-name="P30">Login</text:p>
        </text:list-item>
        <text:list-item>
          <text:p text:style-name="P30">Registro</text:p>
        </text:list-item>
        <text:list-item>
          <text:p text:style-name="P30">Recuperar contraseña (2 pasos)</text:p>
        </text:list-item>
        <text:list-item>
          <text:p text:style-name="P30">Dashboard</text:p>
        </text:list-item>
        <text:list-item>
          <text:p text:style-name="P30">Alertas</text:p>
        </text:list-item>
        <text:list-item>
          <text:p text:style-name="P30">Recomendaciones</text:p>
        </text:list-item>
        <text:list-item>
          <text:p text:style-name="P30">Configuración</text:p>
        </text:list-item>
        <text:list-item>
          <text:p text:style-name="P30">Componentes reutilizables:</text:p>
        </text:list-item>
        <text:list-item>
          <text:p text:style-name="P30">Navbar</text:p>
        </text:list-item>
        <text:list-item>
          <text:p text:style-name="P30">Cards de consumo</text:p>
        </text:list-item>
        <text:list-item>
          <text:p text:style-name="P30">Gráficas</text:p>
        </text:list-item>
        <text:list-item>
          <text:p text:style-name="P30">Notificaciones</text:p>
        </text:list-item>
        <text:list-item>
          <text:p text:style-name="P30">Formularios</text:p>
        </text:list-item>
      </text:list>
      <text:p text:style-name="P13"/>
      <text:p text:style-name="P15">2.4 Análisis de interacciones</text:p>
      <text:list text:style-name="L11">
        <text:list-item>
          <text:p text:style-name="P31">Flujos más destacados:</text:p>
        </text:list-item>
        <text:list-item>
          <text:p text:style-name="P31">Usuario inicia sesió<text:span text:style-name="T9">n</text:span></text:p>
        </text:list-item>
        <text:list-item>
          <text:p text:style-name="P31">Accede al dashboard</text:p>
        </text:list-item>
        <text:list-item>
          <text:p text:style-name="P31">Visualiza consumo</text:p>
        </text:list-item>
        <text:list-item>
          <text:p text:style-name="P31">Recibe alertas</text:p>
        </text:list-item>
        <text:list-item>
          <text:p text:style-name="P31">Consulta recomendaciones</text:p>
        </text:list-item>
      </text:list>
      <text:p text:style-name="P13"/>
      <text:p text:style-name="P13"><text:soft-page-break/></text:p>
      <text:p text:style-name="P13">-Eventos importantes:</text:p>
      <text:list text:style-name="L12">
        <text:list-item>
          <text:p text:style-name="P32">Clicks</text:p>
        </text:list-item>
        <text:list-item>
          <text:p text:style-name="P32">Inputs</text:p>
        </text:list-item>
        <text:list-item>
          <text:p text:style-name="P32">Actualizaciones en tiempo real</text:p>
        </text:list-item>
        <text:list-item>
          <text:p text:style-name="P32">3. Selección del Framework Front-End</text:p>
        </text:list-item>
      </text:list>
      <text:p text:style-name="P13"/>
      <text:p text:style-name="P13">3.1 Alternativas analizadas</text:p>
      <text:list text:style-name="L13">
        <text:list-item>
          <text:p text:style-name="P33">Angular</text:p>
        </text:list-item>
        <text:list-item>
          <text:p text:style-name="P33">Vue</text:p>
        </text:list-item>
        <text:list-item>
          <text:p text:style-name="P33">React</text:p>
          <text:p text:style-name="P33"/>
        </text:list-item>
      </text:list>
      <text:p text:style-name="P13">3.2 Framework <text:span text:style-name="T9">Frotend </text:span>seleccionado</text:p>
      <text:p text:style-name="P13">-React (Web)</text:p>
      <text:p text:style-name="P13">-Flutter (Móvil)</text:p>
      <text:p text:style-name="P13"/>
      <text:p text:style-name="P13">3.3 Justificación a nivel técnico</text:p>
      <text:p text:style-name="P10">React:</text:p>
      <text:list text:style-name="L14">
        <text:list-item>
          <text:p text:style-name="P34">Arquitectura basada en componentes</text:p>
        </text:list-item>
        <text:list-item>
          <text:p text:style-name="P34">Muy escalable</text:p>
        </text:list-item>
        <text:list-item>
          <text:p text:style-name="P34">Compatible con SPA</text:p>
        </text:list-item>
      </text:list>
      <text:p text:style-name="P13"/>
      <text:p text:style-name="P10">Flutter:</text:p>
      <text:list text:style-name="L15">
        <text:list-item>
          <text:p text:style-name="P35">Multi-plataforma</text:p>
        </text:list-item>
        <text:list-item>
          <text:p text:style-name="P35">Alto rendimiento</text:p>
        </text:list-item>
        <text:list-item>
          <text:p text:style-name="P35">UI moderna</text:p>
        </text:list-item>
      </text:list>
      <text:p text:style-name="P13"/>
      <text:p text:style-name="P13">3.4 Ventajas y limitaciones</text:p>
      <text:p text:style-name="P13">Ventajas:</text:p>
      <text:list text:style-name="L16">
        <text:list-item>
          <text:p text:style-name="P36">Reutilización de código</text:p>
        </text:list-item>
        <text:list-item>
          <text:p text:style-name="P36">Escalabilidad</text:p>
        </text:list-item>
        <text:list-item>
          <text:p text:style-name="P36">Muy buena comunidad</text:p>
        </text:list-item>
      </text:list>
      <text:p text:style-name="P13"/>
      <text:p text:style-name="P13">Limitaciones:</text:p>
      <text:p text:style-name="P13"/>
      <text:p text:style-name="P13"/>
      <text:list text:style-name="L17">
        <text:list-item>
          <text:p text:style-name="P37">Curva de aprendizaje: <text:span text:style-name="T11">Se refiere a la dificultad y el tiempo que le toma a un desarrollador manejar una herramienta.</text:span></text:p>
        </text:list-item>
        <text:list-item>
          <text:p text:style-name="P37">Manejo de estado complicado: <text:span text:style-name="T11">Se refiere a la gestión de sistemas donde el comportamiento depende de múltiples condiciones, transiciones y estados interrelacionados, lo que puede dificultar su comprensión, mantenimiento y depuración.</text:span></text:p>
        </text:list-item>
      </text:list>
      <text:p text:style-name="P13"/>
      <text:p text:style-name="P13"/>
      <text:p text:style-name="P13">4. Definición de la Arquitectura Front-End</text:p>
      <text:p text:style-name="P13">4.1 Tipo de arquitectura</text:p>
      <text:list text:style-name="L18">
        <text:list-item>
          <text:p text:style-name="P38">SPA (Single Page Application)</text:p>
        </text:list-item>
        <text:list-item>
          <text:p text:style-name="P38">Basada en componentes</text:p>
        </text:list-item>
      </text:list>
      <text:p text:style-name="P13"/>
      <text:p text:style-name="P13"/>
      <text:p text:style-name="P13"/>
      <text:p text:style-name="P13"/>
      <text:p text:style-name="P13"><text:soft-page-break/>4.2 Estructura del proyecto</text:p>
      <text:p text:style-name="P47"><text:bookmark text:name="docs-internal-guid-927ddc5f-7fff-6572-b90c-a159a1610b53"/>Esta estructura es para React por el momento:</text:p>
      <text:p text:style-name="P48">src/</text:p>
      <text:p text:style-name="P49">├── <text:span text:style-name="T13">assets/</text:span></text:p>
      <text:p text:style-name="P49">├── <text:span text:style-name="T13">components/</text:span></text:p>
      <text:p text:style-name="P49">│   ├── <text:span text:style-name="T13">layout/</text:span></text:p>
      <text:p text:style-name="P49">│   └── <text:span text:style-name="T13">ui/</text:span></text:p>
      <text:p text:style-name="P49">├── <text:span text:style-name="T13">design/</text:span></text:p>
      <text:p text:style-name="P49">│   ├── <text:span text:style-name="T13">components/</text:span></text:p>
      <text:p text:style-name="P49">│   │   </text:p>
      <text:p text:style-name="P49">│   └── <text:span text:style-name="T13">tokens/</text:span></text:p>
      <text:p text:style-name="P49">├── <text:span text:style-name="T13">features/</text:span></text:p>
      <text:p text:style-name="P49">│   ├── <text:span text:style-name="T13">alerts/</text:span></text:p>
      <text:p text:style-name="P49">│   ├── <text:span text:style-name="T13">auth/</text:span></text:p>
      <text:p text:style-name="P49">│   ├── <text:span text:style-name="T13">dashboard/</text:span></text:p>
      <text:p text:style-name="P49">│   ├── <text:span text:style-name="T13">projects/</text:span></text:p>
      <text:p text:style-name="P49">│   └── <text:span text:style-name="T13">recommendations/</text:span></text:p>
      <text:p text:style-name="P49">├── <text:span text:style-name="T13">hooks/</text:span></text:p>
      <text:p text:style-name="P49">├── <text:span text:style-name="T13">routes/</text:span></text:p>
      <text:p text:style-name="P49">│   ├── <text:span text:style-name="T13">AppRoutes.jsx</text:span></text:p>
      <text:p text:style-name="P49">│   └── <text:span text:style-name="T13">ProtectedRoute.jsx</text:span></text:p>
      <text:p text:style-name="P49">├── <text:span text:style-name="T13">services/</text:span></text:p>
      <text:p text:style-name="P49">│   └── <text:span text:style-name="T13">api.js</text:span></text:p>
      <text:p text:style-name="P49">├── <text:span text:style-name="T13">store/</text:span></text:p>
      <text:p text:style-name="P49">├── <text:span text:style-name="T13">App.jsx</text:span></text:p>
      <text:p text:style-name="P50"><text:span text:style-name="T4">└── </text:span><text:span text:style-name="T5">main.jsx</text:span></text:p>
      <text:p text:style-name="P10"/>
      <text:p text:style-name="P13">4.3 Flujo de la aplicación</text:p>
      <text:list text:style-name="L19">
        <text:list-item>
          <text:p text:style-name="P39">Login</text:p>
        </text:list-item>
        <text:list-item>
          <text:p text:style-name="P39">Validación backend</text:p>
        </text:list-item>
        <text:list-item>
          <text:p text:style-name="P39">Acceso al dashboard</text:p>
        </text:list-item>
        <text:list-item>
          <text:p text:style-name="P39">Navegación por módulos</text:p>
        </text:list-item>
      </text:list>
      <text:p text:style-name="P13"/>
      <text:p text:style-name="P13">4.4 Manejo de estados</text:p>
      <text:p text:style-name="P13">Context API o Redux</text:p>
      <text:p text:style-name="P13"/>
      <text:p text:style-name="P16"><text:span text:style-name="T10">-Context API </text:span>es una herramienta integrada en React que permite compartir datos entre componentes sin necesidad de pasar props manualmente a través de múltiples niveles de componentes, un problema conocido como prop drilling. <text:s/>Es fundamental en aplicaciones modernas y SPA donde la estructura de componentes puede ser profunda y compleja, y ciertos datos deben estar disponibles globalmente.</text:p>
      <text:p text:style-name="P16"/>
      <text:p text:style-name="P12">-Redux <text:span text:style-name="T7">es una biblioteca de JavaScript de código abierto, diseñada para gestionar el estado de las aplicaciones web de forma predecible y centralizada. <text:s/>Aunque es muy comúnmente usada con React, es framework agnóstica, lo que significa que puede funcionar con cualquier librería o framework del lado del cliente, incluyendo Angular. </text:span></text:p>
      <text:p text:style-name="P16"/>
      <text:p text:style-name="P13"><text:soft-page-break/>Se manejarán:</text:p>
      <text:p text:style-name="P13"/>
      <text:list text:style-name="L20">
        <text:list-item>
          <text:p text:style-name="P40">Usuario autenticado</text:p>
        </text:list-item>
        <text:list-item>
          <text:p text:style-name="P40">Consumo</text:p>
        </text:list-item>
        <text:list-item>
          <text:p text:style-name="P40">Alertas</text:p>
        </text:list-item>
        <text:list-item>
          <text:p text:style-name="P40">Configuraciones</text:p>
        </text:list-item>
      </text:list>
      <text:p text:style-name="P13"/>
      <text:p text:style-name="P13">5. Patrones de diseño</text:p>
      <text:p text:style-name="P13"/>
      <text:p text:style-name="P13">5.1 Patrones elegidos</text:p>
      <text:list text:style-name="L21">
        <text:list-item>
          <text:p text:style-name="P41">MVC</text:p>
        </text:list-item>
        <text:list-item>
          <text:p text:style-name="P41">Observ<text:span text:style-name="T12">er</text:span></text:p>
        </text:list-item>
        <text:list-item>
          <text:p text:style-name="P41">Singleton</text:p>
        </text:list-item>
        <text:list-item>
          <text:p text:style-name="P41">Repositor<text:span text:style-name="T12">y</text:span></text:p>
        </text:list-item>
      </text:list>
      <text:p text:style-name="P13"/>
      <text:p text:style-name="P13">5.2 Justificación</text:p>
      <text:list text:style-name="L22">
        <text:list-item>
          <text:p text:style-name="P42">Separación de las responsabilidades</text:p>
        </text:list-item>
        <text:list-item>
          <text:p text:style-name="P42">Escalabilidad</text:p>
        </text:list-item>
        <text:list-item>
          <text:p text:style-name="P42">Mantenibilidad</text:p>
        </text:list-item>
      </text:list>
      <text:p text:style-name="P13"/>
      <text:p text:style-name="P13"/>
      <text:p text:style-name="P13"/>
      <text:p text:style-name="P13">5.3 Ejemplos</text:p>
      <text:list text:style-name="L23">
        <text:list-item>
          <text:p text:style-name="P43">Observ<text:span text:style-name="T12">er</text:span>→ Alertas en tiempo real</text:p>
        </text:list-item>
        <text:list-item>
          <text:p text:style-name="P43">Repositor<text:span text:style-name="T12">y</text:span>→ Acceso a los datos</text:p>
        </text:list-item>
        <text:list-item>
          <text:p text:style-name="P43">Singleton → Configuración global</text:p>
        </text:list-item>
      </text:list>
      <text:p text:style-name="P13"/>
      <text:p text:style-name="P13">5.4 Antipatrones a evitar</text:p>
      <text:list text:style-name="L24">
        <text:list-item>
          <text:p text:style-name="P44">Código duplicado</text:p>
        </text:list-item>
        <text:list-item>
          <text:p text:style-name="P44">Componentes grandes</text:p>
        </text:list-item>
        <text:list-item>
          <text:p text:style-name="P44">Lógica mezclada con UI</text:p>
        </text:list-item>
      </text:list>
      <text:p text:style-name="P13"/>
      <text:p text:style-name="P13">6. Integración de la solución frontal</text:p>
      <text:p text:style-name="P13">6.1 Relación con el SRS</text:p>
      <text:p text:style-name="P13">Cada módulo del sistema corresponde a un requerimiento funcional:</text:p>
      <text:p text:style-name="P13">RF1 → Autenticación</text:p>
      <text:p text:style-name="P13">RF2 → Proyectos</text:p>
      <text:p text:style-name="P13">RF3 → Configuración</text:p>
      <text:p text:style-name="P13">RF4 → Consumo</text:p>
      <text:p text:style-name="P13">6.2 Relación con mockups e interacciones</text:p>
      <text:list text:style-name="L25">
        <text:list-item>
          <text:p text:style-name="P45">Mockups → UI</text:p>
        </text:list-item>
        <text:list-item>
          <text:p text:style-name="P45">Interacciones → lógica de navegación</text:p>
          <text:p text:style-name="P45"/>
        </text:list-item>
      </text:list>
      <text:p text:style-name="P13">6.3 Relación con el modelado</text:p>
      <text:p text:style-name="P13">Cada entidad → punto de acceso de respaldo</text:p>
      <text:p text:style-name="P13">Cada pantalla → representación visual de datos</text:p>
      <text:p text:style-name="P13"/>
      <text:p text:style-name="P13">7. Conclusiones</text:p>
      <text:p text:style-name="P13">El sistema EnergyMonitor se ha diseñado con una arquitectura moderna, escalable, modular que permite integrar múltiples plataformas (web y móvil) y soportar el procesamiento en tiempo real.</text:p>
      <text:p text:style-name="P13">8. Recomendaciones</text:p>
      <text:list text:style-name="L26">
        <text:list-item>
          <text:p text:style-name="P46"><text:soft-page-break/>Implementar JWT para la seguridad</text:p>
        </text:list-item>
        <text:list-item>
          <text:p text:style-name="P46">Usar Websockets para alertas en tiempo real</text:p>
        </text:list-item>
        <text:list-item>
          <text:p text:style-name="P46">Optimización de consultas en base de datos</text:p>
        </text:list-item>
        <text:list-item>
          <text:p text:style-name="P46">Aplicar buenas prácticas de UI/UX</text:p>
        </text:list-item>
        <text:list-item>
          <text:p text:style-name="P46"/>
        </text:list-item>
      </text:list>
      <text:p text:style-name="P13"><text:span text:style-name="T10">WebSockets</text:span> es un protocolo de red que permite una comunicación bidireccional y full-duplex sobre una única conexión TCP persistente. <text:s/>A diferencia del modelo solicitud-respuesta de HTTP, donde el cliente debe solicitar datos al servidor, WebSockets mantienen la conexión abierta, permitiendo que el servidor envíe información al cliente en tiempo real sin que este lo solicite.</text:p>
      <text:p text:style-name="P17"/>
      <text:p text:style-name="P13">9.2 Estructura de carpetas en detalle</text:p>
      <text:p text:style-name="P10">frontend/</text:p>
      <text:p text:style-name="P10"><text:s/>├── web-react/</text:p>
      <text:p text:style-name="P10"><text:s/>├── mobile-flutter/</text:p>
      <text:p text:style-name="P10">backend/</text:p>
      <text:p text:style-name="P10"><text:s/>├── springboot-api/</text:p>
      <text:p text:style-name="P10">database/</text:p>
      <text:p text:style-name="P10"><text:s/>├── scripts/</text:p>
      <text:p text:style-name="P13"/>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3-22T21:05:18.962229907</meta:creation-date>
    <dc:date>2026-03-26T13:34:58.344932652</dc:date>
    <meta:editing-duration>PT21H4M23S</meta:editing-duration>
    <meta:editing-cycles>5</meta:editing-cycles>
    <meta:generator>LibreOffice/24.2.7.2$Linux_X86_64 LibreOffice_project/420$Build-2</meta:generator>
    <meta:document-statistic meta:table-count="0" meta:image-count="0" meta:object-count="0" meta:page-count="7" meta:paragraph-count="216" meta:word-count="1157" meta:character-count="7341" meta:non-whitespace-character-count="6429"/>
  </office:meta>
</office:document-meta>
</file>